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4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date" office:date-value="2024-12-20" calcext:value-type="date">
            <text:p>20/12/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650" calcext:value-type="float">
            <text:p>6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3]-[.F3]" office:value-type="float" office:value="-300" calcext:value-type="float">
            <text:p>(300,00)</text:p>
          </table:table-cell>
          <table:table-cell table:style-name="ce42" office:value-type="string" calcext:value-type="string" table:number-columns-spanned="1" table:number-rows-spanned="6">
            <text:p>PG – R$ 2.100,00</text:p>
            <text:p> 17/09/2025</text:p>
            <text:p>300,00 – 06/2024</text:p>
            <text:p>350,00 – 07/2024</text:p>
            <text:p>350,00 – 08/2024</text:p>
            <text:p>350,00 – 09/2024</text:p>
            <text:p>350,00 – 10/2024</text:p>
            <text:p>350,00 – 11/2024</text:p>
            <text:p>50,00 – 12/2024</text:p>
            <text:p> 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4]-[.F4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5]-[.F5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6]-[.F6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7]-[.F7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33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8]-[.F8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3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29" calcext:value-type="date">
            <text:p>29/09/2025</text:p>
          </table:table-cell>
          <table:table-cell table:style-name="ce20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PG – R$ 350,00 – 29/09/2025</text:p>
            <text:p>300,00 – 12/2024 e 50,00-01/2025</text:p>
            <text:p>PG – 300,00 – 09/10/2025</text:p>
            <text:p>300,00 - 01/2025</text:p>
            <text:p/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10-14" calcext:value-type="date">
            <text:p>14/10/2025</text:p>
          </table:table-cell>
          <table:table-cell table:style-name="ce20" table:formula="of:=[.C10]-[.F10]" office:value-type="float" office:value="0" calcext:value-type="float">
            <text:p>-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10-27" calcext:value-type="date">
            <text:p>27/10/2025</text:p>
          </table:table-cell>
          <table:table-cell table:style-name="ce20" table:formula="of:=[.C11]-[.F11]" office:value-type="float" office:value="0" calcext:value-type="float">
            <text:p>-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11-07" calcext:value-type="date">
            <text:p>07/11/2025</text:p>
          </table:table-cell>
          <table:table-cell table:style-name="ce20" table:formula="of:=[.C12]-[.F12]" office:value-type="float" office:value="0" calcext:value-type="float">
            <text:p>-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5]-[.F15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6]-[.F16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7]-[.F17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10-31" calcext:value-type="date">
            <text:p>31/10/2025</text:p>
          </table:table-cell>
          <table:table-cell table:style-name="ce7" office:value-type="string" calcext:value-type="string">
            <text:p>Mens. 10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8]-[.F18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8])" office:value-type="float" office:value="2100" calcext:value-type="float">
            <text:p>2.1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39:32.358113200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39:32.36497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2:04</meta:creation-date>
    <dc:date>2025-11-13T13:39:48.934379900</dc:date>
    <meta:print-date>2019-10-31T18:04:07.913029257</meta:print-date>
    <dc:language>pt-PT</dc:language>
    <meta:editing-cycles>568</meta:editing-cycles>
    <meta:editing-duration>P1DT8H5M49S</meta:editing-duration>
    <meta:document-statistic meta:table-count="1" meta:cell-count="125" meta:object-count="0"/>
    <meta:user-defined meta:name="Info 0"/>
    <meta:user-defined meta:name="Info 1"/>
    <meta:user-defined meta:name="Info 2"/>
    <meta:user-defined meta:name="Info 3"/>
  </office:meta>
</office:document-meta>
</file>